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492" officeooo:paragraph-rsid="00194492"/>
    </style:style>
    <style:style style:name="P2" style:family="paragraph" style:parent-style-name="Standard" style:list-style-name="L1">
      <style:text-properties officeooo:rsid="00194492" officeooo:paragraph-rsid="00194492"/>
    </style:style>
    <style:style style:name="P3" style:family="paragraph" style:parent-style-name="Standard" style:list-style-name="L2">
      <style:text-properties officeooo:rsid="00194492" officeooo:paragraph-rsid="00194492"/>
    </style:style>
    <style:style style:name="P4" style:family="paragraph" style:parent-style-name="Standard" style:list-style-name="L1">
      <style:text-properties officeooo:rsid="001a1d7a" officeooo:paragraph-rsid="001a1d7a"/>
    </style:style>
    <style:style style:name="P5" style:family="paragraph" style:parent-style-name="Standard" style:list-style-name="L2">
      <style:text-properties officeooo:rsid="001a1d7a" officeooo:paragraph-rsid="001a1d7a"/>
    </style:style>
    <style:style style:name="T1" style:family="text">
      <style:text-properties officeooo:rsid="001a1d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ción de salida:</text:p>
      <text:p text:style-name="P1">Un sistema que emita las recetas medicas <text:span text:style-name="T1">y imprima el próximo turno del paciente.</text:span></text:p>
      <text:p text:style-name="P1"/>
      <text:p text:style-name="P1">Datos de entrada:</text:p>
      <text:list xml:id="list561810527" text:style-name="L1">
        <text:list-item>
          <text:p text:style-name="P2">La receta debe contener:</text:p>
          <text:list>
            <text:list-item>
              <text:p text:style-name="P2">El nombre completo.</text:p>
            </text:list-item>
            <text:list-item>
              <text:p text:style-name="P2">Fecha de nacimiento.</text:p>
            </text:list-item>
            <text:list-item>
              <text:p text:style-name="P2">Dirección de la clínica médica.</text:p>
            </text:list-item>
            <text:list-item>
              <text:p text:style-name="P2">Detalles del medicamento recetado (nombre, dosis, y instrucciones de uso).</text:p>
            </text:list-item>
          </text:list>
        </text:list-item>
        <text:list-item>
          <text:p text:style-name="P4">El sistema debe imprimir el próximo turno del paciente.</text:p>
        </text:list-item>
      </text:list>
      <text:p text:style-name="P1"/>
      <text:p text:style-name="P1">Diseño:</text:p>
      <text:list xml:id="list4157732523" text:style-name="L2">
        <text:list-item>
          <text:p text:style-name="P3">Pedir datos de entrada <text:span text:style-name="T1">de la receta</text:span>.</text:p>
        </text:list-item>
        <text:list-item>
          <text:p text:style-name="P5">Pedir datos de entrada para el próximo turno del paciente.</text:p>
        </text:list-item>
        <text:list-item>
          <text:p text:style-name="P3">Definir las funciones a utilizar.</text:p>
        </text:list-item>
        <text:list-item>
          <text:p text:style-name="P3">Imprimir la receta.</text:p>
        </text:list-item>
        <text:list-item>
          <text:p text:style-name="P5">Imprimir el próximo turno del pacient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3T21:21:48.844000000</meta:creation-date>
    <dc:date>2023-09-03T22:24:57.853000000</dc:date>
    <meta:editing-duration>PT12M17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5" meta:word-count="97" meta:character-count="546" meta:non-whitespace-character-count="475"/>
  </office:meta>
</office:document-meta>
</file>